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3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9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80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5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6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8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9" style:family="graphic" style:parent-style-name="objectwithoutfill">
      <style:graphic-properties svg:stroke-color="#0000ff" draw:fill="none" draw:textarea-vertical-align="middle"/>
    </style:style>
    <style:style style:name="gr90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1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2" style:family="graphic" style:parent-style-name="objectwithoutfill">
      <style:graphic-properties svg:stroke-color="#0000ff" draw:fill="none" draw:fill-color="#7da647" draw:textarea-vertical-align="middle"/>
    </style:style>
    <style:style style:name="gr93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8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7cm"/>
    </style:style>
    <style:style style:name="gr9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8" style:family="graphic" style:parent-style-name="objectwithoutfill">
      <style:graphic-properties svg:stroke-color="#0000ff" draw:marker-start="Rounded_20_large_20_Arrow" draw:marker-start-width="0.15cm" draw:marker-end="" draw:marker-end-width="0.1cm" draw:fill="none" draw:textarea-vertical-align="middle"/>
    </style:style>
    <style:style style:name="gr99" style:family="graphic" style:parent-style-name="objectwithoutfill">
      <style:graphic-properties svg:stroke-color="#800080" draw:marker-start="Rounded_20_large_20_Arrow" draw:marker-start-width="0.15cm" draw:marker-end="" draw:marker-end-width="0.1cm" draw:fill="none" draw:textarea-vertical-align="middle"/>
    </style:style>
    <style:style style:name="gr100" style:family="graphic" style:parent-style-name="objectwithoutfill">
      <style:graphic-properties svg:stroke-color="#ff0000" draw:marker-start="Rounded_20_large_20_Arrow" draw:marker-start-width="0.15cm" draw:marker-end="" draw:marker-end-width="0.1cm" draw:fill="none" draw:textarea-vertical-align="middle"/>
    </style:style>
    <style:style style:name="gr101" style:family="graphic" style:parent-style-name="objectwithoutfill">
      <style:graphic-properties svg:stroke-color="#ff00ff" draw:marker-start="Rounded_20_large_20_Arrow" draw:marker-start-width="0.15cm" draw:marker-end="" draw:marker-end-width="0.1cm" draw:fill="none" draw:textarea-vertical-align="middle"/>
    </style:style>
    <style:style style:name="gr102" style:family="graphic" style:parent-style-name="objectwithoutfill">
      <style:graphic-properties svg:stroke-color="#008000" draw:marker-start="Rounded_20_large_20_Arrow" draw:marker-start-width="0.15cm" draw:marker-end="" draw:marker-end-width="0.1cm" draw:fill="none" draw:textarea-vertical-align="middle"/>
    </style:style>
    <style:style style:name="gr10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0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0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6" style:family="graphic" style:parent-style-name="objectwithoutfill">
      <style:graphic-properties draw:stroke="dash" draw:stroke-dash="Fine_20_Dashed" svg:stroke-color="#ff3366" draw:marker-start="Rounded_20_large_20_Arrow" draw:marker-start-width="0.1cm" draw:marker-end="" draw:marker-end-width="0.1cm" draw:fill="none" draw:textarea-vertical-align="middle"/>
    </style:style>
    <style:style style:name="gr107" style:family="graphic" style:parent-style-name="objectwithoutfill">
      <style:graphic-properties draw:stroke="solid" draw:stroke-dash="Fine_20_Dashed" svg:stroke-color="#008000" draw:marker-start="" draw:marker-end="" draw:marker-end-width="0.1cm" draw:fill="none" draw:textarea-vertical-align="middle"/>
    </style:style>
    <style:style style:name="gr108" style:family="graphic" style:parent-style-name="objectwithoutfill">
      <style:graphic-properties svg:stroke-color="#0000ff" draw:marker-end="" draw:marker-end-width="0.1cm" draw:fill="none" draw:textarea-vertical-align="middle"/>
    </style:style>
    <style:style style:name="gr109" style:family="graphic" style:parent-style-name="standard">
      <style:graphic-properties draw:fill="solid" draw:fill-color="#00ff00" draw:opacity="40%" draw:textarea-horizontal-align="justify" draw:textarea-vertical-align="middle" draw:auto-grow-height="false" draw:shadow-opacity="40%"/>
    </style:style>
    <style:style style:name="gr1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1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112" style:family="graphic" style:parent-style-name="objectwithoutfill">
      <style:graphic-properties svg:stroke-width="0.04cm" draw:marker-start="Rounded_20_large_20_Arrow" draw:marker-start-width="0.15cm" draw:marker-end-width="0.12cm" draw:fill="none" draw:textarea-vertical-align="middle" fo:padding-top="0cm" fo:padding-bottom="0.5cm" fo:padding-left="0cm" fo:padding-right="0cm"/>
    </style:style>
    <style:style style:name="gr113" style:family="graphic" style:parent-style-name="objectwithoutfill">
      <style:graphic-properties svg:stroke-width="0.04cm" draw:marker-start-width="0.15cm" draw:marker-end="Rounded_20_large_20_Arrow" draw:marker-end-width="0.15cm" draw:fill="none" draw:fill-color="#00ffff" draw:textarea-vertical-align="top" fo:padding-top="0cm" fo:padding-bottom="-0.5cm" fo:padding-left="0cm" fo:padding-right="0cm"/>
    </style:style>
    <style:style style:name="gr114" style:family="graphic" style:parent-style-name="objectwithoutfill">
      <style:graphic-properties svg:stroke-width="0.04cm" draw:marker-start="Rounded_20_large_20_Arrow" draw:marker-start-width="0.15cm" draw:marker-end-width="0.12cm" draw:fill="none" draw:fill-color="#00ffff" draw:textarea-vertical-align="middle" fo:padding-top="0cm" fo:padding-bottom="0.5cm" fo:padding-left="0cm" fo:padding-right="0cm"/>
    </style:style>
    <style:style style:name="gr115" style:family="graphic" style:parent-style-name="standard">
      <style:graphic-properties draw:fill="solid" draw:fill-color="#e6e6ff" draw:opacity="40%" draw:textarea-horizontal-align="justify" draw:textarea-vertical-align="middle" draw:auto-grow-height="false" draw:shadow-opacity="40%"/>
    </style:style>
    <style:style style:name="gr116" style:family="graphic" style:parent-style-name="objectwithoutfill">
      <style:graphic-properties svg:stroke-width="0.04cm" draw:marker-start="" draw:marker-start-width="0.15cm" draw:marker-end="Rounded_20_large_20_Arrow" draw:marker-end-width="0.15cm" draw:fill="none" draw:textarea-vertical-align="middle" fo:padding-top="0cm" fo:padding-bottom="0.5cm" fo:padding-left="0cm" fo:padding-right="0cm"/>
    </style:style>
    <style:style style:name="gr117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-0.5cm" fo:padding-left="0cm" fo:padding-right="0cm"/>
    </style:style>
    <style:style style:name="gr118" style:family="graphic" style:parent-style-name="objectwithoutfill">
      <style:graphic-properties draw:marker-start="Rounded_20_large_20_Arrow" draw:marker-start-width="0.15cm" draw:fill="none" draw:fill-color="#00ffff" draw:textarea-vertical-align="middle" fo:padding-bottom="0.5cm"/>
    </style:style>
    <style:style style:name="gr119" style:family="graphic" style:parent-style-name="objectwithoutfill">
      <style:graphic-properties draw:marker-start="" draw:marker-start-width="0.15cm"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20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121" style:family="graphic" style:parent-style-name="standard">
      <style:graphic-properties draw:stroke="solid" draw:fill="gradient" draw:fill-color="#00ff00" draw:fill-gradient-name="Gradient_20_8" draw:opacity="100%" draw:textarea-horizontal-align="justify" draw:textarea-vertical-align="middle" draw:auto-grow-height="false" draw:shadow="hidden" draw:shadow-opacity="100%"/>
    </style:style>
    <style:style style:name="gr12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2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24" style:family="graphic" style:parent-style-name="standard">
      <style:graphic-properties draw:fill="solid" draw:fill-color="#2323dc" draw:opacity="40%" draw:textarea-horizontal-align="justify" draw:textarea-vertical-align="middle" draw:auto-grow-height="false" draw:shadow-opacity="40%"/>
    </style:style>
    <style:style style:name="gr125" style:family="graphic" style:parent-style-name="standard">
      <style:graphic-properties draw:fill="solid" draw:fill-color="#ffff00" draw:opacity="40%" draw:textarea-horizontal-align="justify" draw:textarea-vertical-align="middle" draw:auto-grow-height="false" draw:shadow-opacity="40%"/>
    </style:style>
    <style:style style:name="gr126" style:family="graphic" style:parent-style-name="standard">
      <style:graphic-properties draw:fill="solid" draw:fill-color="#00dcff" draw:opacity="40%" draw:textarea-horizontal-align="justify" draw:textarea-vertical-align="middle" draw:auto-grow-height="false" draw:shadow-opacity="40%"/>
    </style:style>
    <style:style style:name="gr127" style:family="graphic" style:parent-style-name="standard">
      <style:graphic-properties draw:fill="solid" draw:fill-color="#99284c" draw:opacity="40%" draw:textarea-horizontal-align="justify" draw:textarea-vertical-align="middle" draw:auto-grow-height="false" draw:shadow-opacity="40%"/>
    </style:style>
    <style:style style:name="gr128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29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130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131" style:family="graphic" style:parent-style-name="objectwithoutfill">
      <style:graphic-properties draw:marker-end="Arrow" draw:marker-end-width="0.15cm" draw:fill="none" draw:textarea-vertical-align="middl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133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134" style:family="graphic" style:parent-style-name="objectwithoutfill">
      <style:graphic-properties draw:marker-start="Rounded_20_large_20_Arrow" draw:marker-start-width="0.15cm" draw:marker-end-width="0.15cm" draw:fill="none" draw:textarea-vertical-align="middle" fo:padding-top="0cm" fo:padding-bottom="0.5cm" fo:padding-left="0cm" fo:padding-right="0cm"/>
    </style:style>
    <style:style style:name="gr135" style:family="graphic" style:parent-style-name="objectwithoutfill">
      <style:graphic-properties draw:marker-start="Rounded_20_large_20_Arrow" draw:marker-start-width="0.15cm" draw:fill="none" draw:fill-color="#00ffff" draw:textarea-vertical-align="middle" fo:padding-top="0cm" fo:padding-bottom="0.5cm" fo:padding-left="0cm" fo:padding-right="0cm"/>
    </style:style>
    <style:style style:name="gr136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3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5cm" fo:min-width="2.601cm"/>
    </style:style>
    <style:style style:name="gr139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787cm" fo:min-width="2.601cm"/>
    </style:style>
    <style:style style:name="gr140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41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42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375cm" fo:min-width="2.601cm"/>
    </style:style>
    <style:style style:name="gr143" style:family="graphic" style:parent-style-name="standard">
      <style:graphic-properties draw:fill="none" draw:textarea-horizontal-align="left" draw:textarea-vertical-align="top" draw:auto-grow-height="false"/>
    </style:style>
    <style:style style:name="gr144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45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4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47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48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49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50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51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52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53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5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55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5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57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58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59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60" style:family="graphic" style:parent-style-name="objectwithoutfill">
      <style:graphic-properties draw:stroke="dash" draw:stroke-dash="Ultrafine_20_Dashed" draw:fill="none" draw:textarea-vertical-align="middle"/>
    </style:style>
    <style:style style:name="gr16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6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64" style:family="graphic" style:parent-style-name="standard">
      <style:graphic-properties svg:stroke-color="#23ff23" draw:fill="none" draw:textarea-horizontal-align="justify" draw:textarea-vertical-align="middle" draw:auto-grow-height="false"/>
    </style:style>
    <style:style style:name="gr165" style:family="graphic" style:parent-style-name="objectwithoutfill">
      <style:graphic-properties draw:marker-end="Arrow" draw:marker-end-width="0.3cm" draw:fill="none" draw:textarea-vertical-align="middle"/>
    </style:style>
    <style:style style:name="gr166" style:family="graphic" style:parent-style-name="standard">
      <style:graphic-properties svg:stroke-color="#ff8080" draw:fill="none" draw:textarea-horizontal-align="justify" draw:textarea-vertical-align="middle" draw:auto-grow-height="false"/>
    </style:style>
    <style:style style:name="gr167" style:family="graphic" style:parent-style-name="standard">
      <style:graphic-properties svg:stroke-color="#83caff" draw:fill="none" draw:textarea-horizontal-align="justify" draw:textarea-vertical-align="middle" draw:auto-grow-height="fals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6cm"/>
    </style:style>
    <style:style style:name="gr169" style:family="graphic" style:parent-style-name="standard">
      <style:graphic-properties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0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7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7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73" style:family="graphic" style:parent-style-name="standard">
      <style:graphic-properties svg:stroke-color="#2300dc" draw:fill="none" draw:textarea-horizontal-align="justify" draw:textarea-vertical-align="middle" draw:auto-grow-height="false"/>
    </style:style>
    <style:style style:name="gr174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75" style:family="graphic" style:parent-style-name="standard">
      <style:graphic-properties draw:stroke-dash="Fine_20_Dashed" svg:stroke-color="#99ccff" draw:fill="none" draw:textarea-horizontal-align="justify" draw:textarea-vertical-align="middle" draw:auto-grow-height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Serif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/>
    </style:style>
    <style:style style:name="P24" style:family="paragraph">
      <style:paragraph-properties fo:margin-top="0cm" fo:margin-bottom="0cm" fo:line-height="100%" fo:text-align="center">
        <style:tab-stops/>
      </style:paragraph-properties>
    </style:style>
    <style:style style:name="P25" style:family="paragraph">
      <style:paragraph-properties fo:margin-top="0cm" fo:margin-bottom="0cm" fo:line-height="100%" fo:text-align="center">
        <style:tab-stops/>
      </style:paragraph-properties>
      <style:text-properties fo:font-size="13pt" fo:font-weight="bold" style:font-size-asian="20pt" style:font-size-complex="20pt"/>
    </style:style>
    <style:style style:name="P26" style:family="paragraph">
      <style:text-properties fo:color="#004a4a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color="#000080" fo:font-size="10pt" style:font-size-asian="10pt" style:font-size-complex="10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style:paragraph-properties fo:text-align="center"/>
      <style:text-properties fo:color="#000080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9pt" style:font-size-asian="9pt" style:font-size-complex="9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text-properties fo:font-size="9pt" style:font-size-asian="9pt" style:font-size-complex="9pt"/>
    </style:style>
    <style:style style:name="T1" style:family="text">
      <style:text-properties style:font-name="FreeSerif2" fo:font-size="18pt" style:font-name-asian="FreeSerif2" style:font-size-asian="18pt" style:font-name-complex="FreeSerif2" style:font-size-complex="18pt"/>
    </style:style>
    <style:style style:name="T2" style:family="text">
      <style:text-properties style:font-name="FreeSerif2" fo:font-size="20pt" style:font-name-asian="FreeSerif2" style:font-size-asian="20pt" style:font-name-complex="FreeSerif2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FreeSerif2" fo:font-size="15pt" style:font-name-asian="FreeSerif2" style:font-size-asian="15pt" style:font-name-complex="FreeSerif2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FreeSerif2" fo:font-size="16pt" style:font-name-asian="FreeSerif2" style:font-size-asian="16pt" style:font-name-complex="FreeSerif2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weight="bold"/>
    </style:style>
    <style:style style:name="T23" style:family="text">
      <style:text-properties fo:font-size="13pt" fo:font-weight="bold" style:font-size-asian="20pt" style:font-size-complex="20pt"/>
    </style:style>
    <style:style style:name="T24" style:family="text">
      <style:text-properties fo:color="#004a4a"/>
    </style:style>
    <style:style style:name="T25" style:family="text">
      <style:text-properties fo:color="#000080" fo:font-size="10pt" style:font-size-asian="10pt" style:font-size-complex="10pt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0080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16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2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47cm" svg:height="0.848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207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207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85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85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065cm" svg:height="0.729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51cm" svg:height="0.729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16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66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1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экран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53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395cm" svg:height="0.729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9.7cm" svg:y1="14.3cm" svg:x2="9.6cm" svg:y2="14.8cm">
          <text:p/>
        </draw:line>
        <draw:line draw:style-name="gr73" draw:text-style-name="P1" draw:layer="layout" svg:x1="9.549cm" svg:y1="14.921cm" svg:x2="14.1cm" svg:y2="17.1cm">
          <text:p/>
        </draw:line>
        <draw:frame draw:style-name="gr10" draw:text-style-name="P18" draw:layer="layout" svg:width="1.399cm" svg:height="0.729cm" svg:x="7.008cm" svg:y="12.062cm">
          <draw:text-box>
            <text:p><text:span text:style-name="T17">пруд</text:span></text:p>
          </draw:text-box>
        </draw:frame>
        <draw:frame draw:style-name="gr74" draw:text-style-name="P19" draw:layer="layout" svg:width="1.696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9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9cm" svg:x="13.252cm" svg:y="15.6cm">
          <draw:text-box>
            <text:p><text:span text:style-name="T20">рыбка</text:span></text:p>
          </draw:text-box>
        </draw:frame>
        <draw:custom-shape draw:style-name="gr75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3.777cm" svg:y1="23.6cm" svg:x2="11.877cm" svg:y2="23.6cm">
          <text:p/>
        </draw:line>
        <draw:line draw:style-name="gr80" draw:text-style-name="P1" draw:layer="layout" svg:x1="11.843cm" svg:y1="22.591cm" svg:x2="13.8cm" svg:y2="22.6cm">
          <text:p/>
        </draw:line>
        <draw:line draw:style-name="gr80" draw:text-style-name="P1" draw:layer="layout" svg:x1="10.3cm" svg:y1="23.7cm" svg:x2="9.2cm" svg:y2="25.154cm">
          <text:p/>
        </draw:line>
        <draw:line draw:style-name="gr80" draw:text-style-name="P1" draw:layer="layout" svg:x1="10.3cm" svg:y1="27cm" svg:x2="9cm" svg:y2="23.1cm">
          <text:p/>
        </draw:line>
        <draw:line draw:style-name="gr79" draw:text-style-name="P1" draw:layer="layout" svg:x1="10.2cm" svg:y1="22.4cm" svg:x2="9.4cm" svg:y2="22.4cm">
          <text:p/>
        </draw:line>
        <draw:custom-shape draw:style-name="gr81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0" draw:text-style-name="P1" draw:layer="layout" svg:x1="10.262cm" svg:y1="23.699cm" svg:x2="6.5cm" svg:y2="23.2cm">
          <text:p/>
        </draw:line>
        <draw:line draw:style-name="gr80" draw:text-style-name="P1" draw:layer="layout" svg:x1="5.1cm" svg:y1="22.5cm" svg:x2="8.2cm" svg:y2="22.5cm">
          <text:p/>
        </draw:line>
        <draw:line draw:style-name="gr80" draw:text-style-name="P1" draw:layer="layout" svg:x1="5.7cm" svg:y1="23.1cm" svg:x2="5cm" svg:y2="23.1cm">
          <text:p/>
        </draw:line>
        <draw:custom-shape draw:style-name="gr78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3.777cm" svg:y1="26.699cm" svg:x2="11.877cm" svg:y2="26.699cm">
          <text:p/>
        </draw:line>
        <draw:line draw:style-name="gr80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6.263cm" svg:x2="15.316cm" svg:y2="26.235cm">
          <text:p/>
        </draw:line>
        <draw:line draw:style-name="gr85" draw:text-style-name="P1" draw:layer="layout" svg:x1="4.9cm" svg:y1="17.3cm" svg:x2="9.099cm" svg:y2="15.191cm">
          <text:p/>
        </draw:line>
        <draw:line draw:style-name="gr86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9cm" svg:x="14.542cm" svg:y="15.624cm">
          <draw:text-box>
            <text:p>/</text:p>
          </draw:text-box>
        </draw:frame>
        <draw:line draw:style-name="gr89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cm" svg:y1="17.5cm" svg:x2="4.8cm" svg:y2="17.1cm">
          <text:p/>
        </draw:line>
        <draw:line draw:style-name="gr86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9cm" svg:x="8.008cm" svg:y="12.062cm">
          <draw:text-box>
            <text:p>/</text:p>
          </draw:text-box>
        </draw:frame>
        <draw:frame draw:style-name="gr10" draw:layer="layout" svg:width="1.598cm" svg:height="0.729cm" svg:x="8.19cm" svg:y="12.062cm">
          <draw:text-box>
            <text:p>шлюз</text:p>
          </draw:text-box>
        </draw:frame>
        <draw:line draw:style-name="gr91" draw:text-style-name="P1" draw:layer="layout" svg:x1="10.1cm" svg:y1="13.8cm" svg:x2="9.7cm" svg:y2="14.3cm">
          <text:p/>
        </draw:line>
        <draw:custom-shape draw:style-name="gr88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35cm" svg:y1="14.94cm" svg:x2="8.9cm" svg:y2="14.4cm">
          <text:p/>
        </draw:line>
        <draw:frame draw:style-name="gr10" draw:text-style-name="P22" draw:layer="layout" svg:width="1.421cm" svg:height="0.729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9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9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1" draw:layer="layout" svg:x1="4.799cm" svg:y1="17.094cm" svg:x2="9.049cm" svg:y2="14.92cm">
          <text:p/>
        </draw:line>
        <draw:custom-shape draw:style-name="gr88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2cm" svg:y1="17.5cm" svg:x2="14.1cm" svg:y2="18cm">
          <text:p/>
        </draw:line>
        <draw:custom-shape draw:style-name="gr88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2" draw:text-style-name="P1" draw:layer="layout" svg:x1="3.7cm" svg:y1="17.5cm" svg:x2="3.3cm" svg:y2="18cm">
          <text:p/>
        </draw:line>
        <draw:line draw:style-name="gr93" draw:text-style-name="P1" draw:layer="layout" svg:x1="3.276cm" svg:y1="18.044cm" svg:x2="2.876cm" svg:y2="18.344cm">
          <text:p/>
        </draw:line>
        <draw:custom-shape draw:style-name="gr88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399cm" svg:height="0.729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9cm" svg:x="3.979cm" svg:y="15.67cm">
          <draw:text-box>
            <text:p>/</text:p>
          </draw:text-box>
        </draw:frame>
        <draw:custom-shape draw:style-name="gr88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4.099cm" svg:y1="17.099cm" svg:x2="14.999cm" svg:y2="17.299cm">
          <text:p/>
        </draw:line>
        <draw:custom-shape draw:style-name="gr88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33" draw:text-style-name="P1" draw:layer="layout" svg:width="3cm" svg:height="2.923cm" svg:x="13.149cm" svg:y="12.0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01cm" svg:y="8.6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.001cm" svg:y1="10.902cm" svg:x2="13.901cm" svg:y2="12.802cm">
          <text:p/>
        </draw:line>
        <draw:custom-shape draw:style-name="gr70" draw:text-style-name="P1" draw:layer="layout" svg:width="0.7cm" svg:height="0.7cm" svg:x="9.401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01cm" svg:y1="10.902cm" svg:x2="4.801cm" svg:y2="12.802cm">
          <text:p/>
        </draw:line>
        <draw:custom-shape draw:style-name="gr70" draw:text-style-name="P1" draw:layer="layout" svg:width="0.7cm" svg:height="0.7cm" svg:x="8.4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.688cm" svg:height="3.472cm" svg:x="2.192cm" svg:y="11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7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13.849cm" svg:y1="14.121cm" svg:x2="4.6cm" svg:y2="14cm">
          <text:p/>
        </draw:line>
        <draw:frame draw:style-name="gr94" draw:text-style-name="P19" draw:layer="layout" svg:width="1.696cm" svg:height="0.729cm" svg:x="3.145cm" svg:y="11.172cm">
          <draw:text-box>
            <text:p><text:span text:style-name="T18">рыбак</text:span></text:p>
          </draw:text-box>
        </draw:frame>
        <draw:frame draw:style-name="gr10" draw:text-style-name="P21" draw:layer="layout" svg:width="1.717cm" svg:height="0.729cm" svg:x="13.753cm" svg:y="11.102cm">
          <draw:text-box>
            <text:p><text:span text:style-name="T20">рыбка</text:span></text:p>
          </draw:text-box>
        </draw:frame>
        <draw:line draw:style-name="gr85" draw:text-style-name="P1" draw:layer="layout" svg:x1="4.901cm" svg:y1="12.902cm" svg:x2="9.1cm" svg:y2="10.793cm">
          <text:p/>
        </draw:line>
        <draw:line draw:style-name="gr86" draw:text-style-name="P1" draw:layer="layout" svg:x1="14.001cm" svg:y1="13.002cm" svg:x2="9.457cm" svg:y2="10.786cm">
          <text:p/>
        </draw:line>
        <draw:custom-shape draw:style-name="gr59" draw:text-style-name="P1" draw:layer="layout" svg:width="0.18cm" svg:height="0.175cm" svg:x="9.813cm" svg:y="1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2cm" svg:y="10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01cm" svg:y1="13.102cm" svg:x2="14.001cm" svg:y2="13.102cm">
          <text:p/>
        </draw:line>
        <draw:custom-shape draw:style-name="gr58" draw:text-style-name="P1" draw:layer="layout" svg:width="0.7cm" svg:height="0.7cm" svg:x="3.87cm" svg:y="1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77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01cm" svg:y1="13.102cm" svg:x2="4.801cm" svg:y2="12.702cm">
          <text:p/>
        </draw:line>
        <draw:line draw:style-name="gr86" draw:text-style-name="P1" draw:layer="layout" svg:x1="4.801cm" svg:y1="12.902cm" svg:x2="4.401cm" svg:y2="13.602cm">
          <text:p/>
        </draw:line>
        <draw:custom-shape draw:style-name="gr59" draw:text-style-name="P1" draw:layer="layout" svg:width="0.18cm" svg:height="0.175cm" svg:x="4.777cm" svg:y="12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6cm" svg:y="12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9cm" svg:y="1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3.801cm" svg:y="13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3cm" svg:y1="10.802cm" svg:x2="9.401cm" svg:y2="10.802cm">
          <text:p/>
        </draw:line>
        <draw:line draw:style-name="gr85" draw:text-style-name="P1" draw:layer="layout" svg:x1="4.8cm" svg:y1="12.696cm" svg:x2="9.05cm" svg:y2="10.522cm">
          <text:p/>
        </draw:line>
        <draw:custom-shape draw:style-name="gr88" draw:text-style-name="P1" draw:layer="layout" svg:width="0.18cm" svg:height="0.175cm" svg:x="9.32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8cm" svg:y="1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2cm" svg:x2="14.101cm" svg:y2="13.602cm">
          <text:p/>
        </draw:line>
        <draw:custom-shape draw:style-name="gr88" draw:text-style-name="P1" draw:layer="layout" svg:width="0.18cm" svg:height="0.175cm" svg:x="14.021cm" svg:y="1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46cm" svg:y="1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335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4.701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21" draw:layer="layout" svg:width="1.717cm" svg:height="0.729cm" svg:x="13.753cm" svg:y="11.101cm">
          <draw:text-box>
            <text:p><text:span text:style-name="T20">рыбка</text:span></text:p>
          </draw:text-box>
        </draw:frame>
        <draw:line draw:style-name="gr89" draw:text-style-name="P1" draw:layer="layout" svg:x1="14.001cm" svg:y1="13.101cm" svg:x2="14.001cm" svg:y2="13.101cm">
          <text:p/>
        </draw:line>
        <draw:custom-shape draw:style-name="gr58" draw:text-style-name="P1" draw:layer="layout" svg:width="0.7cm" svg:height="0.7cm" svg:x="13.801cm" svg:y="1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1cm" svg:x2="14.101cm" svg:y2="13.601cm">
          <text:p/>
        </draw:line>
        <draw:custom-shape draw:style-name="gr88" draw:text-style-name="P1" draw:layer="layout" svg:width="0.18cm" svg:height="0.175cm" svg:x="14.021cm" svg:y="13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3.72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9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6.3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13.1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9cm" svg:height="0.9cm" svg:x="3.304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" draw:layer="layout" svg:width="0.9cm" svg:height="0.9cm" svg:x="15.504cm" svg:y="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4cm" svg:y1="4.9cm" svg:x2="15.7cm" svg:y2="6.3cm">
          <text:p/>
        </draw:line>
        <draw:line draw:style-name="gr98" draw:text-style-name="P1" draw:layer="layout" svg:x1="11.7cm" svg:y1="2.4cm" svg:x2="13.3cm" svg:y2="4.5cm">
          <text:p/>
        </draw:line>
        <draw:line draw:style-name="gr98" draw:text-style-name="P1" draw:layer="layout" svg:x1="7.2cm" svg:y1="4.5cm" svg:x2="9.701cm" svg:y2="4.217cm">
          <text:p/>
        </draw:line>
        <draw:line draw:style-name="gr99" draw:text-style-name="P1" draw:layer="layout" svg:x1="4cm" svg:y1="6.4cm" svg:x2="6.3cm" svg:y2="4.8cm">
          <text:p/>
        </draw:line>
        <draw:custom-shape draw:style-name="gr96" draw:text-style-name="P1" draw:layer="layout" svg:width="0.9cm" svg:height="0.9cm" svg:x="10.878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0.601cm" svg:y1="4.217cm" svg:x2="13.201cm" svg:y2="4.617cm">
          <text:p/>
        </draw:line>
        <draw:line draw:style-name="gr100" draw:text-style-name="P1" draw:layer="layout" svg:x1="15.6cm" svg:y1="6.9cm" svg:x2="4.2cm" svg:y2="6.9cm">
          <text:p/>
        </draw:line>
        <draw:line draw:style-name="gr101" draw:text-style-name="P1" draw:layer="layout" svg:x1="13.3cm" svg:y1="5.224cm" svg:x2="4.201cm" svg:y2="6.799cm">
          <text:p/>
        </draw:line>
        <draw:line draw:style-name="gr101" draw:text-style-name="P1" draw:layer="layout" svg:x1="9.8cm" svg:y1="4.6cm" svg:x2="4.179cm" svg:y2="6.689cm">
          <text:p/>
        </draw:line>
        <draw:line draw:style-name="gr102" draw:text-style-name="P1" draw:layer="layout" svg:x1="6.4cm" svg:y1="4.9cm" svg:x2="4.109cm" svg:y2="6.471cm">
          <text:p/>
        </draw:line>
        <draw:line draw:style-name="gr102" draw:text-style-name="P1" draw:layer="layout" svg:x1="9.7cm" svg:y1="4.4cm" svg:x2="7.193cm" svg:y2="4.638cm">
          <text:p/>
        </draw:line>
        <draw:line draw:style-name="gr102" draw:text-style-name="P1" draw:layer="layout" svg:x1="13.1cm" svg:y1="4.8cm" svg:x2="10.6cm" svg:y2="4.4cm">
          <text:p/>
        </draw:line>
        <draw:line draw:style-name="gr102" draw:text-style-name="P1" draw:layer="layout" svg:x1="15.6cm" svg:y1="6.4cm" svg:x2="13.939cm" svg:y2="5.016cm">
          <text:p/>
        </draw:line>
        <draw:custom-shape draw:style-name="gr70" draw:text-style-name="P1" draw:layer="layout" svg:width="0.7cm" svg:height="0.7cm" svg:x="14.73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9cm" svg:x2="15.212cm" svg:y2="14.419cm">
          <text:p/>
        </draw:line>
        <draw:custom-shape draw:style-name="gr88" draw:text-style-name="P1" draw:layer="layout" svg:width="0.18cm" svg:height="0.175cm" svg:x="14.351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.731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8cm" svg:x2="15.212cm" svg:y2="14.418cm">
          <text:p/>
        </draw:line>
        <draw:line draw:style-name="gr90" draw:text-style-name="P1" draw:layer="layout" svg:x1="14.8cm" svg:y1="14.3cm" svg:x2="14.509cm" svg:y2="14.155cm">
          <text:p/>
        </draw:line>
        <draw:custom-shape draw:style-name="gr88" draw:text-style-name="P1" draw:layer="layout" svg:width="0.18cm" svg:height="0.175cm" svg:x="14.351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6.1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7.8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6.7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8.2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6.9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7.482cm" svg:y1="17.552cm" svg:x2="7.8cm" svg:y2="17.552cm">
          <text:p/>
        </draw:line>
        <draw:custom-shape draw:style-name="gr88" draw:text-style-name="P1" draw:layer="layout" svg:width="0.18cm" svg:height="0.175cm" svg:x="7.7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3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7cm" svg:y1="17.3cm" svg:x2="4.4cm" svg:y2="15.084cm">
          <text:p/>
        </draw:line>
        <draw:custom-shape draw:style-name="gr59" draw:text-style-name="P1" draw:layer="layout" svg:width="0.18cm" svg:height="0.175cm" svg:x="4.3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5.1cm" svg:y1="14.4cm" svg:x2="12.2cm" svg:y2="17.3cm">
          <text:p/>
        </draw:line>
        <draw:line draw:style-name="gr90" draw:text-style-name="P1" draw:layer="layout" svg:x1="4.191cm" svg:y1="14.3cm" svg:x2="4.1cm" svg:y2="14.6cm">
          <text:p/>
        </draw:line>
        <draw:custom-shape draw:style-name="gr88" draw:text-style-name="P1" draw:layer="layout" svg:width="0.18cm" svg:height="0.175cm" svg:x="3.948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03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10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11.7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0.6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2.1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0.8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1.382cm" svg:y1="17.552cm" svg:x2="11.7cm" svg:y2="17.552cm">
          <text:p/>
        </draw:line>
        <draw:custom-shape draw:style-name="gr88" draw:text-style-name="P1" draw:layer="layout" svg:width="0.18cm" svg:height="0.175cm" svg:x="11.6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1.2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9cm" svg:y1="17.3cm" svg:x2="8.4cm" svg:y2="17.2cm">
          <text:p/>
        </draw:line>
        <draw:custom-shape draw:style-name="gr60" draw:text-style-name="P1" draw:layer="layout" svg:width="0.7cm" svg:height="0.7cm" svg:x="3.6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8.2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9.9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4.4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7.3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0.9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13.3cm" svg:y="2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5.3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2.4cm" svg:y="25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7.344cm" svg:y1="22.778cm" svg:x2="4.888cm" svg:y2="24.1cm">
          <text:p/>
        </draw:line>
        <draw:line draw:style-name="gr86" draw:text-style-name="P1" draw:layer="layout" svg:x1="11.4cm" svg:y1="22.8cm" svg:x2="13.344cm" svg:y2="24.2cm">
          <text:p/>
        </draw:line>
        <draw:line draw:style-name="gr86" draw:text-style-name="P1" draw:layer="layout" svg:x1="12.4cm" svg:y1="26cm" svg:x2="5.79cm" svg:y2="26.06cm">
          <text:p/>
        </draw:line>
        <draw:custom-shape draw:style-name="gr104" draw:text-style-name="P1" draw:layer="layout" svg:width="0.7cm" svg:height="0.7cm" svg:x="3.602cm" svg:y="2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" draw:layer="layout" svg:width="0.7cm" svg:height="0.7cm" svg:x="14.022cm" svg:y="2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4.546cm" svg:y="25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13.4cm" svg:y="2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4.548cm" svg:y="26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13.402cm" svg:y="26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4.6cm" svg:y1="25.3cm" svg:x2="4.3cm" svg:y2="25.1cm">
          <text:p/>
        </draw:line>
        <draw:line draw:style-name="gr86" draw:text-style-name="P1" draw:layer="layout" svg:x1="4.5cm" svg:y1="24.4cm" svg:x2="4.2cm" svg:y2="24.7cm">
          <text:p/>
        </draw:line>
        <draw:line draw:style-name="gr86" draw:text-style-name="P1" draw:layer="layout" svg:x1="4.3cm" svg:y1="25.8cm" svg:x2="4.6cm" svg:y2="25.6cm">
          <text:p/>
        </draw:line>
        <draw:line draw:style-name="gr86" draw:text-style-name="P1" draw:layer="layout" svg:x1="5.3cm" svg:y1="26.1cm" svg:x2="4.302cm" svg:y2="25.903cm">
          <text:p/>
        </draw:line>
        <draw:line draw:style-name="gr86" draw:text-style-name="P1" draw:layer="layout" svg:x1="8.2cm" svg:y1="22.4cm" svg:x2="7.8cm" svg:y2="22.6cm">
          <text:p/>
        </draw:line>
        <draw:line draw:style-name="gr86" draw:text-style-name="P1" draw:layer="layout" svg:x1="13.8cm" svg:y1="24.5cm" svg:x2="14.1cm" svg:y2="24.7cm">
          <text:p/>
        </draw:line>
        <draw:custom-shape draw:style-name="gr71" draw:text-style-name="P1" draw:layer="layout" svg:width="0.998cm" svg:height="1.098cm" svg:x="8.9cm" svg:y="20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6cm" svg:y1="22.4cm" svg:x2="10.9cm" svg:y2="22.6cm">
          <text:p/>
        </draw:line>
        <draw:line draw:style-name="gr106" draw:text-style-name="P1" draw:layer="layout" svg:x1="9.9cm" svg:y1="21.3cm" svg:x2="10.2cm" svg:y2="21.9cm">
          <text:p/>
        </draw:line>
        <draw:line draw:style-name="gr106" draw:text-style-name="P1" draw:layer="layout" svg:x1="9.878cm" svg:y1="22.856cm" svg:x2="9.5cm" svg:y2="21.9cm">
          <text:p/>
        </draw:line>
        <draw:line draw:style-name="gr86" draw:text-style-name="P1" draw:layer="layout" svg:x1="14.1cm" svg:y1="26cm" svg:x2="12.9cm" svg:y2="26.003cm">
          <text:p/>
        </draw:line>
        <draw:line draw:style-name="gr86" draw:text-style-name="P1" draw:layer="layout" svg:x1="13.8cm" svg:y1="25.3cm" svg:x2="14.002cm" svg:y2="25.003cm">
          <text:p/>
        </draw:line>
        <draw:line draw:style-name="gr86" draw:text-style-name="P1" draw:layer="layout" svg:x1="14.2cm" svg:y1="25.6cm" svg:x2="13.905cm" svg:y2="25.405cm">
          <text:p/>
        </draw:line>
        <draw:custom-shape draw:style-name="gr105" draw:text-style-name="P1" draw:layer="layout" svg:width="0.5cm" svg:height="0.5cm" svg:x="9.7cm" svg:y="2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cm" svg:y1="22.8cm" svg:x2="10.134cm" svg:y2="22.571cm">
          <text:p/>
        </draw:line>
        <draw:line draw:style-name="gr86" draw:text-style-name="P1" draw:layer="layout" svg:x1="8.9cm" svg:y1="22.4cm" svg:x2="9.74cm" svg:y2="22.873cm">
          <text:p/>
        </draw:line>
        <draw:custom-shape draw:style-name="gr71" draw:text-style-name="P1" draw:layer="layout" svg:width="0.998cm" svg:height="1.098cm" svg:x="15.236cm" svg:y="24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5.3cm" svg:y1="25.6cm" svg:x2="14.7cm" svg:y2="25.8cm">
          <text:p/>
        </draw:line>
        <draw:line draw:style-name="gr106" draw:text-style-name="P1" draw:layer="layout" svg:x1="14.7cm" svg:y1="25cm" svg:x2="15.279cm" svg:y2="25.204cm">
          <text:p/>
        </draw:line>
        <draw:custom-shape draw:style-name="gr105" draw:text-style-name="P1" draw:layer="layout" svg:width="0.5cm" svg:height="0.5cm" svg:x="8.758cm" svg:y="22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9.1cm" svg:y1="22.8cm" svg:x2="9.304cm" svg:y2="21.879cm">
          <text:p/>
        </draw:line>
        <draw:line draw:style-name="gr86" draw:text-style-name="P1" draw:layer="layout" svg:x1="8.8cm" svg:y1="22.9cm" svg:x2="8.694cm" svg:y2="22.585cm">
          <text:p/>
        </draw:line>
        <draw:line draw:style-name="gr86" draw:text-style-name="P1" draw:layer="layout" svg:x1="10cm" svg:y1="22.5cm" svg:x2="9.242cm" svg:y2="22.977cm">
          <text:p/>
        </draw:line>
        <draw:custom-shape draw:style-name="gr61" draw:text-style-name="P1" draw:layer="layout" svg:width="0.7cm" svg:height="0.7cm" svg:x="6.2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7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5.5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8.9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6.244cm" svg:y1="28.722cm" svg:x2="5.944cm" svg:y2="28.522cm">
          <text:p/>
        </draw:line>
        <draw:custom-shape draw:style-name="gr71" draw:text-style-name="P1" draw:layer="layout" svg:width="0.998cm" svg:height="1.098cm" svg:x="6.9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8.9cm" svg:y1="29.2cm" svg:x2="8.6cm" svg:y2="28.9cm">
          <text:p/>
        </draw:line>
        <draw:line draw:style-name="gr106" draw:text-style-name="P1" draw:layer="layout" svg:x1="7.9cm" svg:y1="27.898cm" svg:x2="8.2cm" svg:y2="28.498cm">
          <text:p/>
        </draw:line>
        <draw:line draw:style-name="gr106" draw:text-style-name="P1" draw:layer="layout" svg:x1="7.878cm" svg:y1="29.454cm" svg:x2="7.5cm" svg:y2="28.498cm">
          <text:p/>
        </draw:line>
        <draw:custom-shape draw:style-name="gr105" draw:text-style-name="P1" draw:layer="layout" svg:width="0.5cm" svg:height="0.5cm" svg:x="7.7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8cm" svg:y1="29.398cm" svg:x2="8.134cm" svg:y2="29.169cm">
          <text:p/>
        </draw:line>
        <draw:line draw:style-name="gr86" draw:text-style-name="P1" draw:layer="layout" svg:x1="6.9cm" svg:y1="28.998cm" svg:x2="7.74cm" svg:y2="29.471cm">
          <text:p/>
        </draw:line>
        <draw:custom-shape draw:style-name="gr105" draw:text-style-name="P1" draw:layer="layout" svg:width="0.5cm" svg:height="0.5cm" svg:x="6.7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7.1cm" svg:y1="29.398cm" svg:x2="7.304cm" svg:y2="28.477cm">
          <text:p/>
        </draw:line>
        <draw:line draw:style-name="gr86" draw:text-style-name="P1" draw:layer="layout" svg:x1="6.8cm" svg:y1="29.498cm" svg:x2="6.694cm" svg:y2="29.183cm">
          <text:p/>
        </draw:line>
        <draw:line draw:style-name="gr86" draw:text-style-name="P1" draw:layer="layout" svg:x1="8cm" svg:y1="29.098cm" svg:x2="7.242cm" svg:y2="29.575cm">
          <text:p/>
        </draw:line>
        <draw:custom-shape draw:style-name="gr61" draw:text-style-name="P1" draw:layer="layout" svg:width="0.7cm" svg:height="0.7cm" svg:x="10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12.6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0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3.6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9cm" svg:y1="28.998cm" svg:x2="10.5cm" svg:y2="29.198cm">
          <text:p/>
        </draw:line>
        <draw:custom-shape draw:style-name="gr71" draw:text-style-name="P1" draw:layer="layout" svg:width="0.998cm" svg:height="1.098cm" svg:x="11.6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3.3cm" svg:y1="28.7cm" svg:x2="13.6cm" svg:y2="28.4cm">
          <text:p/>
        </draw:line>
        <draw:line draw:style-name="gr106" draw:text-style-name="P1" draw:layer="layout" svg:x1="12.6cm" svg:y1="27.898cm" svg:x2="12.9cm" svg:y2="28.498cm">
          <text:p/>
        </draw:line>
        <draw:custom-shape draw:style-name="gr105" draw:text-style-name="P1" draw:layer="layout" svg:width="0.5cm" svg:height="0.5cm" svg:x="12.4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2.7cm" svg:y1="29.398cm" svg:x2="12.834cm" svg:y2="29.169cm">
          <text:p/>
        </draw:line>
        <draw:line draw:style-name="gr86" draw:text-style-name="P1" draw:layer="layout" svg:x1="11.6cm" svg:y1="28.998cm" svg:x2="12.44cm" svg:y2="29.471cm">
          <text:p/>
        </draw:line>
        <draw:custom-shape draw:style-name="gr105" draw:text-style-name="P1" draw:layer="layout" svg:width="0.5cm" svg:height="0.5cm" svg:x="11.4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1.4cm" svg:y1="28.6cm" svg:x2="11.6cm" svg:y2="27.9cm">
          <text:p/>
        </draw:line>
        <draw:line draw:style-name="gr86" draw:text-style-name="P1" draw:layer="layout" svg:x1="11.5cm" svg:y1="29.498cm" svg:x2="11.394cm" svg:y2="29.183cm">
          <text:p/>
        </draw:line>
        <draw:line draw:style-name="gr86" draw:text-style-name="P1" draw:layer="layout" svg:x1="12.7cm" svg:y1="29.098cm" svg:x2="11.942cm" svg:y2="29.575cm">
          <text:p/>
        </draw:line>
        <draw:custom-shape draw:style-name="gr59" draw:text-style-name="P1" draw:layer="layout" svg:width="0.5cm" svg:height="0.5cm" svg:x="4.5cm" svg:y="2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13.4cm" svg:y="2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cm" svg:y1="29.3cm" svg:x2="9.4cm" svg:y2="29.3cm">
          <text:p/>
        </draw:line>
        <draw:custom-shape draw:style-name="gr60" draw:text-style-name="P1" draw:layer="layout" svg:width="0.7cm" svg:height="0.7cm" svg:x="3.602cm" svg:y="27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002cm" svg:y="26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3.8cm" svg:y1="28.1cm" svg:x2="13.624cm" svg:y2="27.38cm">
          <text:p/>
        </draw:line>
        <draw:line draw:style-name="gr86" draw:text-style-name="P1" draw:layer="layout" svg:x1="5.5cm" svg:y1="28.3cm" svg:x2="4.824cm" svg:y2="27.681cm">
          <text:p/>
        </draw:line>
      </draw:page>
      <draw:page draw:name="page11" draw:style-name="dp1" draw:master-page-name="Default">
        <draw:custom-shape draw:style-name="gr63" draw:text-style-name="P1" draw:layer="layout" svg:width="3.9cm" svg:height="4.1cm" svg:x="4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7cm" svg:height="0.7cm" svg:x="6.51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7cm" svg:height="0.7cm" svg:x="4.665cm" svg:y="6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7.7cm" svg:y1="5cm" svg:x2="12.8cm" svg:y2="4.3cm">
          <text:p/>
        </draw:line>
        <draw:custom-shape draw:style-name="gr59" draw:text-style-name="P1" draw:layer="layout" svg:width="0.18cm" svg:height="0.175cm" svg:x="7.599cm" svg:y="4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4.82cm" svg:y="6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805cm" svg:y="6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5.348cm" svg:y1="6.58cm" svg:x2="6.5cm" svg:y2="7.3cm">
          <text:p/>
        </draw:line>
        <draw:custom-shape draw:style-name="gr61" draw:text-style-name="P1" draw:layer="layout" svg:width="0.7cm" svg:height="0.7cm" svg:x="5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174cm" svg:y="5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433cm" svg:y="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5.258cm" svg:y="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9cm" svg:height="2cm" svg:x="12.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274cm" svg:y1="5.374cm" svg:x2="6.9cm" svg:y2="6.9cm">
          <text:p/>
        </draw:line>
        <draw:custom-shape draw:style-name="gr88" draw:text-style-name="P1" draw:layer="layout" svg:width="0.18cm" svg:height="0.175cm" svg:x="5.776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002cm" svg:y="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053cm" svg:y1="4.901cm" svg:x2="5.9cm" svg:y2="4.8cm">
          <text:p/>
        </draw:line>
        <draw:line draw:style-name="gr107" draw:text-style-name="P1" draw:layer="layout" svg:x1="4.878cm" svg:y1="6.848cm" svg:x2="4.026cm" svg:y2="9.226cm">
          <text:p/>
        </draw:line>
        <draw:custom-shape draw:style-name="gr88" draw:text-style-name="P1" draw:layer="layout" svg:width="0.18cm" svg:height="0.175cm" svg:x="5.107cm" svg:y="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976cm" svg:y="5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049cm" svg:y1="5.175cm" svg:x2="5.174cm" svg:y2="6.3cm">
          <text:p/>
        </draw:line>
      </draw:page>
      <draw:page draw:name="page12" draw:style-name="dp1" draw:master-page-name="Default">
        <draw:frame draw:style-name="gr10" draw:layer="layout" svg:width="4.126cm" svg:height="0.729cm" svg:x="7.6cm" svg:y="11.2cm">
          <draw:text-box>
            <text:p>Доверие человека</text:p>
          </draw:text-box>
        </draw:frame>
        <draw:custom-shape draw:style-name="gr109" draw:text-style-name="P1" draw:layer="layout" svg:width="6cm" svg:height="6.2cm" svg:x="6.7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cm" svg:y="14.9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0" draw:text-style-name="P1" draw:layer="layout" svg:width="0.8cm" svg:height="0.8cm" svg:x="10.9cm" svg:y="1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1" draw:text-style-name="P1" draw:layer="layout" svg:width="0.8cm" svg:height="0.8cm" svg:x="10.5cm" svg:y="17.1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2" draw:text-style-name="P23" draw:layer="layout" svg:x1="11cm" svg:y1="13.929cm" svg:x2="10cm" svg:y2="15.129cm">
          <text:p text:style-name="P1"><text:span text:style-name="T22">0,6</text:span></text:p>
        </draw:line>
        <draw:line draw:style-name="gr113" draw:text-style-name="P23" draw:layer="layout" svg:x1="9.3cm" svg:y1="15.329cm" svg:x2="7.8cm" svg:y2="15.229cm">
          <text:p text:style-name="P1"><text:span text:style-name="T22">0,7</text:span></text:p>
        </draw:line>
        <draw:line draw:style-name="gr114" draw:text-style-name="P25" draw:layer="layout" svg:x1="10.7cm" svg:y1="17.229cm" svg:x2="9.86cm" svg:y2="15.784cm">
          <text:p text:style-name="P24"><text:span text:style-name="T23">0,8</text:span></text:p>
        </draw:line>
        <draw:custom-shape draw:style-name="gr59" draw:text-style-name="P1" draw:layer="layout" svg:width="0.8cm" svg:height="0.8cm" svg:x="9.3cm" svg:y="15.0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5" draw:text-style-name="P1" draw:layer="layout" svg:width="7.3cm" svg:height="6.2cm" svg:x="6.1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6.9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0" draw:text-style-name="P1" draw:layer="layout" svg:width="0.8cm" svg:height="0.8cm" svg:x="10.8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1" draw:text-style-name="P1" draw:layer="layout" svg:width="0.8cm" svg:height="0.8cm" svg:x="10.4cm" svg:y="2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6" draw:text-style-name="P23" draw:layer="layout" svg:x1="10.9cm" svg:y1="23.4cm" svg:x2="9.9cm" svg:y2="24.6cm">
          <text:p text:style-name="P1"><text:span text:style-name="T22">0,8</text:span></text:p>
        </draw:line>
        <draw:line draw:style-name="gr117" draw:text-style-name="P23" draw:layer="layout" svg:x1="10.7cm" svg:y1="26.6cm" svg:x2="9.9cm" svg:y2="25.2cm">
          <text:p text:style-name="P1"><text:span text:style-name="T22">0,9</text:span></text:p>
        </draw:line>
        <draw:line draw:style-name="gr118" draw:text-style-name="P23" draw:layer="layout" svg:x1="9.218cm" svg:y1="24.9cm" svg:x2="7.703cm" svg:y2="24.77cm">
          <text:p text:style-name="P1"><text:span text:style-name="T22">0,5</text:span></text:p>
        </draw:line>
        <draw:custom-shape draw:style-name="gr59" draw:text-style-name="P1" draw:layer="layout" svg:width="0.8cm" svg:height="0.8cm" svg:x="9.2cm" svg:y="2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816cm" svg:height="0.729cm" svg:x="7.376cm" svg:y="20.3cm">
          <draw:text-box>
            <text:p>Доверие окружающих</text:p>
          </draw:text-box>
        </draw:frame>
        <draw:line draw:style-name="gr119" draw:text-style-name="P23" draw:layer="layout" svg:x1="12cm" svg:y1="25.1cm" svg:x2="10cm" svg:y2="24.9cm">
          <text:p text:style-name="P1">0,7</text:p>
        </draw:line>
        <draw:custom-shape draw:style-name="gr120" draw:text-style-name="P1" draw:layer="layout" svg:width="0.8cm" svg:height="0.8cm" svg:x="12cm" svg:y="24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1" draw:text-style-name="P1" draw:layer="layout" svg:width="7.2cm" svg:height="7.3cm" svg:x="6.02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.7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0" draw:text-style-name="P1" draw:layer="layout" svg:width="0.8cm" svg:height="0.8cm" svg:x="10.4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1" draw:text-style-name="P1" draw:layer="layout" svg:width="0.8cm" svg:height="0.8cm" svg:x="9.9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7" draw:text-style-name="P1" draw:layer="layout" svg:width="0.8cm" svg:height="0.8cm" svg:x="9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2" draw:text-style-name="P1" draw:layer="layout" svg:width="0.8cm" svg:height="0.8cm" svg:x="7.4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3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7.2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26" draw:layer="layout" svg:width="2.61cm" svg:height="0.729cm" svg:x="7.9cm" svg:y="4.771cm">
          <draw:text-box>
            <text:p><text:span text:style-name="T24">заслужили</text:span></text:p>
          </draw:text-box>
        </draw:frame>
        <draw:frame draw:style-name="gr10" draw:text-style-name="P21" draw:layer="layout" svg:width="3.05cm" svg:height="0.729cm" svg:x="8.24cm" svg:y="8.571cm">
          <draw:text-box>
            <text:p><text:span text:style-name="T20">провинились</text:span></text:p>
          </draw:text-box>
        </draw:frame>
        <draw:frame draw:style-name="gr10" draw:layer="layout" svg:width="2.89cm" svg:height="0.729cm" svg:x="2.9cm" svg:y="5.5cm">
          <draw:text-box>
            <text:p>незнакомцы</text:p>
          </draw:text-box>
        </draw:frame>
        <draw:frame draw:style-name="gr10" draw:layer="layout" svg:width="2.89cm" svg:height="0.729cm" svg:x="13.427cm" svg:y="5.201cm">
          <draw:text-box>
            <text:p>незнакомцы</text:p>
          </draw:text-box>
        </draw:frame>
        <draw:custom-shape draw:style-name="gr123" draw:text-style-name="P1" draw:layer="layout" svg:width="0.8cm" svg:height="0.8cm" svg:x="9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701cm" svg:height="0.729cm" svg:x="7.102cm" svg:y="1.401cm">
          <draw:text-box>
            <text:p>Зона оценки доверия</text:p>
          </draw:text-box>
        </draw:frame>
      </draw:page>
      <draw:page draw:name="page13" draw:style-name="dp1" draw:master-page-name="Default">
        <draw:custom-shape draw:style-name="gr124" draw:text-style-name="P1" draw:layer="layout" svg:width="6cm" svg:height="6.2cm" svg:x="10.6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" draw:layer="layout" svg:width="6cm" svg:height="6.2cm" svg:x="5.49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" draw:layer="layout" svg:width="6cm" svg:height="6.2cm" svg:x="9.09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" draw:layer="layout" svg:width="5.6cm" svg:height="5.1cm" svg:x="3.498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" draw:layer="layout" svg:width="7.6cm" svg:height="6.2cm" svg:x="6.5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cm" svg:height="0.8cm" svg:x="13.198cm" svg:y="15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3.4cm" svg:y="2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8" draw:text-style-name="P17" draw:layer="layout" svg:width="0.8cm" svg:height="0.8cm" svg:x="3.4cm" svg:y="2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4cm" svg:y="25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4cm" svg:y="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7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7cm" svg:y="2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7cm" svg:y="2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9" draw:text-style-name="P1" draw:layer="layout" svg:x1="4.9cm" svg:y1="23.1cm" svg:x2="4.2cm" svg:y2="23.7cm">
          <text:p text:style-name="P1">0,7</text:p>
        </draw:line>
        <draw:line draw:style-name="gr130" draw:text-style-name="P1" draw:layer="layout" svg:x1="4.9cm" svg:y1="24.9cm" svg:x2="4.2cm" svg:y2="25.5cm">
          <text:p text:style-name="P1">0,9</text:p>
        </draw:line>
        <draw:line draw:style-name="gr130" draw:text-style-name="P1" draw:layer="layout" svg:x1="4.9cm" svg:y1="26.7cm" svg:x2="4.2cm" svg:y2="27.3cm">
          <text:p text:style-name="P1">-0,3</text:p>
        </draw:line>
        <draw:line draw:style-name="gr131" draw:text-style-name="P1" draw:layer="layout" svg:x1="4.2cm" svg:y1="22.3cm" svg:x2="4.9cm" svg:y2="22.8cm">
          <text:p/>
        </draw:line>
        <draw:line draw:style-name="gr131" draw:text-style-name="P1" draw:layer="layout" svg:x1="4.1cm" svg:y1="24.1cm" svg:x2="4.8cm" svg:y2="24.6cm">
          <text:p/>
        </draw:line>
        <draw:line draw:style-name="gr131" draw:text-style-name="P1" draw:layer="layout" svg:x1="4.1cm" svg:y1="25.9cm" svg:x2="4.8cm" svg:y2="26.4cm">
          <text:p/>
        </draw:line>
        <draw:frame draw:style-name="gr10" draw:layer="layout" svg:width="2.818cm" svg:height="1.207cm" svg:x="6.074cm" svg:y="22.475cm">
          <draw:text-box>
            <text:p>1-й уровень</text:p>
            <text:p>(K1 = 1,0)</text:p>
          </draw:text-box>
        </draw:frame>
        <draw:frame draw:style-name="gr10" draw:layer="layout" svg:width="2.818cm" svg:height="1.207cm" svg:x="6.074cm" svg:y="24.276cm">
          <draw:text-box>
            <text:p>2-й уровень</text:p>
            <text:p>(K2 = 0,8)</text:p>
          </draw:text-box>
        </draw:frame>
        <draw:frame draw:style-name="gr132" draw:layer="layout" svg:width="0.786cm" svg:height="0.729cm" svg:x="2.9cm" svg:y="21.3cm">
          <draw:text-box>
            <text:p>А</text:p>
          </draw:text-box>
        </draw:frame>
        <draw:frame draw:style-name="gr132" draw:layer="layout" svg:width="0.786cm" svg:height="0.729cm" svg:x="2.814cm" svg:y="23cm">
          <draw:text-box>
            <text:p>B</text:p>
          </draw:text-box>
        </draw:frame>
        <draw:frame draw:style-name="gr132" draw:layer="layout" svg:width="0.786cm" svg:height="0.729cm" svg:x="2.725cm" svg:y="24.9cm">
          <draw:text-box>
            <text:p>C</text:p>
          </draw:text-box>
        </draw:frame>
        <draw:frame draw:style-name="gr132" draw:layer="layout" svg:width="0.786cm" svg:height="0.729cm" svg:x="2.689cm" svg:y="26.7cm">
          <draw:text-box>
            <text:p>D</text:p>
          </draw:text-box>
        </draw:frame>
        <draw:frame draw:style-name="gr10" draw:layer="layout" svg:width="4.117cm" svg:height="0.729cm" svg:x="10.8cm" svg:y="22.5cm">
          <draw:text-box>
            <text:p>Rab = K1*0,7 = 0,7</text:p>
          </draw:text-box>
        </draw:frame>
        <draw:frame draw:style-name="gr10" draw:layer="layout" svg:width="6.937cm" svg:height="0.729cm" svg:x="10.8cm" svg:y="23.5cm">
          <draw:text-box>
            <text:p>Rac = K1*0,8+K2*Tab*0,9 = 1,304</text:p>
          </draw:text-box>
        </draw:frame>
        <draw:frame draw:style-name="gr10" draw:layer="layout" svg:width="8.816cm" svg:height="0.729cm" svg:x="10.8cm" svg:y="24.501cm">
          <draw:text-box>
            <text:p>Rad = K2*Tab*0,4+K2*Tac*(-0,3) = -0,08896</text:p>
          </draw:text-box>
        </draw:frame>
        <draw:frame draw:style-name="gr10" draw:layer="layout" svg:width="3.618cm" svg:height="0.729cm" svg:x="7.4cm" svg:y="20.2cm">
          <draw:text-box>
            <text:p>Расчёт доверия</text:p>
          </draw:text-box>
        </draw:frame>
        <draw:custom-shape draw:style-name="gr67" draw:text-style-name="P1" draw:layer="layout" svg:width="0.7cm" svg:height="0.7cm" svg:x="1.8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1" draw:text-style-name="P1" draw:layer="layout" svg:x1="3.4cm" svg:y1="22.2cm" svg:x2="2.3cm" svg:y2="22.8cm">
          <text:p/>
        </draw:line>
        <draw:line draw:style-name="gr133" draw:text-style-name="P1" draw:layer="layout" svg:x1="2.3cm" svg:y1="23.1cm" svg:x2="3.6cm" svg:y2="25.3cm">
          <text:p text:style-name="P1">0,8</text:p>
        </draw:line>
        <draw:custom-shape draw:style-name="gr64" draw:text-style-name="P1" draw:layer="layout" svg:width="0.7cm" svg:height="0.7cm" svg:x="1.8cm" svg:y="2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1" draw:text-style-name="P1" draw:layer="layout" svg:x1="3.5cm" svg:y1="24cm" svg:x2="2.4cm" svg:y2="24.8cm">
          <text:p/>
        </draw:line>
        <draw:line draw:style-name="gr133" draw:text-style-name="P1" draw:layer="layout" svg:x1="2.3cm" svg:y1="25.1cm" svg:x2="3.6cm" svg:y2="27.1cm">
          <text:p text:style-name="P1">0,4</text:p>
        </draw:line>
        <draw:custom-shape draw:style-name="gr70" draw:text-style-name="P1" draw:layer="layout" svg:width="0.8cm" svg:height="0.8cm" svg:x="5.79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0" draw:text-style-name="P1" draw:layer="layout" svg:width="0.8cm" svg:height="0.8cm" svg:x="9.69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1" draw:text-style-name="P1" draw:layer="layout" svg:width="0.8cm" svg:height="0.8cm" svg:x="9.298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2" draw:text-style-name="P23" draw:layer="layout" svg:x1="9.798cm" svg:y1="11.7cm" svg:x2="8.798cm" svg:y2="12.9cm">
          <text:p text:style-name="P1"><text:span text:style-name="T22">0,6</text:span></text:p>
        </draw:line>
        <draw:line draw:style-name="gr113" draw:text-style-name="P23" draw:layer="layout" svg:x1="8.098cm" svg:y1="13.1cm" svg:x2="6.598cm" svg:y2="13cm">
          <text:p text:style-name="P1"><text:span text:style-name="T22">0,7</text:span></text:p>
        </draw:line>
        <draw:line draw:style-name="gr114" draw:text-style-name="P25" draw:layer="layout" svg:x1="9.498cm" svg:y1="15cm" svg:x2="8.658cm" svg:y2="13.555cm">
          <text:p text:style-name="P24"><text:span text:style-name="T23">0,8</text:span></text:p>
        </draw:line>
        <draw:line draw:style-name="gr134" draw:text-style-name="P23" draw:layer="layout" svg:x1="12.098cm" svg:y1="9.5cm" svg:x2="10.398cm" svg:y2="11.1cm">
          <text:p text:style-name="P1"><text:span text:style-name="T22">0,8</text:span></text:p>
        </draw:line>
        <draw:line draw:style-name="gr135" draw:text-style-name="P23" draw:layer="layout" svg:x1="12.498cm" svg:y1="11.7cm" svg:x2="10.498cm" svg:y2="11.5cm">
          <text:p text:style-name="P1">0,7</text:p>
        </draw:line>
        <draw:line draw:style-name="gr117" draw:text-style-name="P23" draw:layer="layout" svg:x1="9.598cm" svg:y1="14.9cm" svg:x2="8.798cm" svg:y2="13.5cm">
          <text:p text:style-name="P1"><text:span text:style-name="T22">0,9</text:span></text:p>
        </draw:line>
        <draw:line draw:style-name="gr135" draw:text-style-name="P23" draw:layer="layout" svg:x1="13.198cm" svg:y1="15.5cm" svg:x2="10.068cm" svg:y2="15.37cm">
          <text:p text:style-name="P1"><text:span text:style-name="T22">0,4</text:span></text:p>
        </draw:line>
        <draw:line draw:style-name="gr136" draw:text-style-name="P23" draw:layer="layout" svg:x1="5.8cm" svg:y1="13.102cm" svg:x2="4.598cm" svg:y2="13.2cm">
          <text:p text:style-name="P1"><text:span text:style-name="T22">0,8</text:span></text:p>
        </draw:line>
        <draw:line draw:style-name="gr118" draw:text-style-name="P23" draw:layer="layout" svg:x1="8.116cm" svg:y1="13.3cm" svg:x2="6.601cm" svg:y2="13.17cm">
          <text:p text:style-name="P1"><text:span text:style-name="T22">0,5</text:span></text:p>
        </draw:line>
        <draw:custom-shape draw:style-name="gr137" draw:text-style-name="P1" draw:layer="layout" svg:width="0.8cm" svg:height="0.8cm" svg:x="3.8cm" svg:y="12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7" draw:text-style-name="P1" draw:layer="layout" svg:width="0.8cm" svg:height="0.8cm" svg:x="11.998cm" svg:y="8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0" draw:text-style-name="P1" draw:layer="layout" svg:width="0.8cm" svg:height="0.8cm" svg:x="12.498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35" draw:text-style-name="P23" draw:layer="layout" svg:x1="13.598cm" svg:y1="15.1cm" svg:x2="12.998cm" svg:y2="12.1cm">
          <text:p text:style-name="P1"><text:span text:style-name="T22">0,3</text:span></text:p>
        </draw:line>
        <draw:custom-shape draw:style-name="gr59" draw:text-style-name="P1" draw:layer="layout" svg:width="0.8cm" svg:height="0.8cm" svg:x="8.098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5.904cm" svg:height="0.729cm" svg:x="6.8cm" svg:y="6.2cm">
          <draw:text-box>
            <text:p>Косвенные уровни доверия</text:p>
          </draw:text-box>
        </draw:frame>
      </draw:page>
      <draw:page draw:name="page14" draw:style-name="dp1" draw:master-page-name="Default">
        <draw:frame draw:style-name="gr10" draw:text-style-name="P27" draw:layer="layout" svg:width="6.543cm" svg:height="0.729cm" svg:x="6.567cm" svg:y="2.2cm">
          <draw:text-box>
            <text:p><text:span text:style-name="T13">Почемучка (Q) и ответчик (A)</text:span></text:p>
          </draw:text-box>
        </draw:frame>
        <draw:custom-shape draw:style-name="gr56" draw:text-style-name="P17" draw:layer="layout" svg:width="5.9cm" svg:height="1.4cm" svg:x="11.8cm" svg:y="6.6cm">
          <text:p text:style-name="P1"><text:span text:style-name="T16">Списки ПХ объектов</text:span><text:span text:style-name="T16"><text:line-break/></text:span><text:span text:style-name="T16">[публикую, подпись] A</text:span><text:span text:style-name="T16"><text:line-break/></text:span><text:span text:style-name="T16">Запрос [слежу] с from_time_A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5cm" svg:height="1.7cm" svg:x="1.7cm" svg:y="4.6cm">
          <text:p text:style-name="P1"><text:span text:style-name="T16">from_time_Q, kinds</text:span><text:span text:style-name="T16"><text:line-break/></text:span><text:span text:style-name="T16">Запрос [публикую, подпись] A</text:span><text:span text:style-name="T16"><text:line-break/></text:span><text:span text:style-name="T16">Можно выслать «слежу»?</text:span></text:p>
          <draw:enhanced-geometry svg:viewBox="0 0 21600 21600" draw:type="rectangle" draw:enhanced-path="M 0 0 L 21600 0 21600 21600 0 21600 0 0 Z N"/>
        </draw:custom-shape>
        <draw:frame draw:style-name="gr138" draw:text-style-name="P17" draw:layer="layout" svg:width="4.4cm" svg:height="0.649cm" svg:x="7cm" svg:y="4.898cm">
          <draw:text-box>
            <text:p text:style-name="P1"><text:span text:style-name="T16">ECC_Query_Rel</text:span></text:p>
          </draw:text-box>
        </draw:frame>
        <draw:line draw:style-name="gr13" draw:text-style-name="P1" draw:layer="layout" svg:x1="7.2cm" svg:y1="5.6cm" svg:x2="10.6cm" svg:y2="5.6cm">
          <text:p/>
        </draw:line>
        <draw:frame draw:style-name="gr139" draw:text-style-name="P28" draw:layer="layout" svg:width="4.3cm" svg:height="1.037cm" svg:x="7.7cm" svg:y="6.4cm">
          <draw:text-box>
            <text:p text:style-name="P1"><text:span text:style-name="T25">ECC_News_Panhash</text:span></text:p>
          </draw:text-box>
        </draw:frame>
        <draw:line draw:style-name="gr140" draw:text-style-name="P1" draw:layer="layout" svg:x1="8.398cm" svg:y1="7.5cm" svg:x2="11.798cm" svg:y2="7.5cm">
          <text:p/>
        </draw:line>
        <draw:custom-shape draw:style-name="gr141" draw:text-style-name="P17" draw:layer="layout" svg:width="5.5cm" svg:height="1.7cm" svg:x="1.699cm" svg:y="8.499cm">
          <text:p text:style-name="P1"><text:span text:style-name="T16">{Запись связей A}</text:span><text:span text:style-name="T16"><text:line-break/></text:span><text:span text:style-name="T16">Списки ПХ:</text:span></text:p>
          <text:p text:style-name="P1"><text:span text:style-name="T16">Надо по подп. и пуб. от A</text:span><text:span text:style-name="T16"><text:line-break/></text:span><text:span text:style-name="T16">Список ПХ слежу Q</text:span><text:span text:style-name="T16"><text:line-break/></text:span><text:span text:style-name="T16"/></text:p>
          <draw:enhanced-geometry svg:viewBox="0 0 21600 21600" draw:type="rectangle" draw:enhanced-path="M 0 0 L 21600 0 21600 21600 0 21600 0 0 Z N"/>
        </draw:custom-shape>
        <draw:frame draw:style-name="gr138" draw:text-style-name="P17" draw:layer="layout" svg:width="4.301cm" svg:height="0.649cm" svg:x="6.999cm" svg:y="8.667cm">
          <draw:text-box>
            <text:p text:style-name="P1"><text:span text:style-name="T16">ECC_Query_Record</text:span></text:p>
          </draw:text-box>
        </draw:frame>
        <draw:line draw:style-name="gr13" draw:text-style-name="P1" draw:layer="layout" svg:x1="7.199cm" svg:y1="9.499cm" svg:x2="10.599cm" svg:y2="9.499cm">
          <text:p/>
        </draw:line>
        <draw:custom-shape draw:style-name="gr56" draw:text-style-name="P17" draw:layer="layout" svg:width="5.9cm" svg:height="1.7cm" svg:x="11.8cm" svg:y="10.9cm">
          <text:p text:style-name="P1"><text:span text:style-name="T16">{Запись слежу Q}</text:span><text:span text:style-name="T16"><text:line-break/></text:span><text:span text:style-name="T16">Списки записей A</text:span><text:span text:style-name="T16"><text:line-break/></text:span><text:span text:style-name="T16">по панх. публ, под., слежу</text:span></text:p>
          <draw:enhanced-geometry svg:viewBox="0 0 21600 21600" draw:type="rectangle" draw:enhanced-path="M 0 0 L 21600 0 21600 21600 0 21600 0 0 Z N"/>
        </draw:custom-shape>
        <draw:frame draw:style-name="gr142" draw:text-style-name="P28" draw:layer="layout" svg:width="3.8cm" svg:height="0.649cm" svg:x="8.2cm" svg:y="10.988cm">
          <draw:text-box>
            <text:p text:style-name="P1"><text:span text:style-name="T25">EC_News_Record</text:span></text:p>
          </draw:text-box>
        </draw:frame>
        <draw:line draw:style-name="gr140" draw:text-style-name="P1" draw:layer="layout" svg:x1="8.398cm" svg:y1="11.8cm" svg:x2="11.798cm" svg:y2="11.8cm">
          <text:p/>
        </draw:line>
        <draw:custom-shape draw:style-name="gr141" draw:text-style-name="P17" draw:layer="layout" svg:width="5.5cm" svg:height="1.402cm" svg:x="1.698cm" svg:y="12.898cm">
          <text:p text:style-name="P1"><text:span text:style-name="T16">{Запись записей Q}</text:span><text:span text:style-name="T16"><text:line-break/></text:span><text:span text:style-name="T16">Фиксация from_data_Q</text:span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frame draw:style-name="gr138" draw:text-style-name="P17" draw:layer="layout" svg:width="3.7cm" svg:height="0.649cm" svg:x="6.998cm" svg:y="13.196cm">
          <draw:text-box>
            <text:p text:style-name="P1"><text:span text:style-name="T16">EC_Ok</text:span></text:p>
          </draw:text-box>
        </draw:frame>
        <draw:line draw:style-name="gr13" draw:text-style-name="P1" draw:layer="layout" svg:x1="7.198cm" svg:y1="13.898cm" svg:x2="10.598cm" svg:y2="13.898cm">
          <text:p/>
        </draw:line>
        <draw:custom-shape draw:style-name="gr56" draw:text-style-name="P17" draw:layer="layout" svg:width="5.9cm" svg:height="1cm" svg:x="11.8cm" svg:y="15.3cm">
          <text:p text:style-name="P1"><text:span text:style-name="T16">Фиксация from_data_Q</text:span></text:p>
          <draw:enhanced-geometry svg:viewBox="0 0 21600 21600" draw:type="rectangle" draw:enhanced-path="M 0 0 L 21600 0 21600 21600 0 21600 0 0 Z N"/>
        </draw:custom-shape>
        <draw:frame draw:style-name="gr142" draw:text-style-name="P28" draw:layer="layout" svg:width="3.8cm" svg:height="0.649cm" svg:x="8.2cm" svg:y="14.987cm">
          <draw:text-box>
            <text:p text:style-name="P1"><text:span text:style-name="T25">EC_Ok</text:span></text:p>
          </draw:text-box>
        </draw:frame>
        <draw:line draw:style-name="gr140" draw:text-style-name="P1" draw:layer="layout" svg:x1="8.398cm" svg:y1="15.799cm" svg:x2="11.798cm" svg:y2="15.799cm">
          <text:p/>
        </draw:line>
        <draw:custom-shape draw:style-name="gr141" draw:text-style-name="P17" draw:layer="layout" svg:width="5.5cm" svg:height="1cm" svg:x="1.697cm" svg:y="15.8cm">
          <text:p text:style-name="P1"><text:span text:style-name="T16">Фиксация from_data_A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143" draw:text-style-name="P29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143" draw:text-style-name="P29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31" draw:layer="layout" svg:width="4.346cm" svg:height="0.763cm" svg:x="7.475cm" svg:y="1.9cm">
          <draw:text-box>
            <text:p><text:span text:style-name="T26">Медиа-конвейеры</text:span></text:p>
          </draw:text-box>
        </draw:frame>
      </draw:page>
      <draw:page draw:name="page16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4.325cm" svg:height="0.763cm" svg:x="3.6cm" svg:y="2.9cm">
          <draw:text-box>
            <text:p><text:span text:style-name="T27">Стадии охотника</text:span></text:p>
          </draw:text-box>
        </draw:frame>
        <draw:frame draw:style-name="gr10" draw:text-style-name="P32" draw:layer="layout" svg:width="4.752cm" svg:height="0.763cm" svg:x="12.199cm" svg:y="2.9cm">
          <draw:text-box>
            <text:p><text:span text:style-name="T27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44" draw:text-style-name="P33" draw:layer="layout" svg:width="4cm" svg:height="0.9cm" svg:x="12.399cm" svg:y="9.299cm">
          <text:p text:style-name="P1"><text:span text:style-name="T2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06cm" svg:height="0.729cm" svg:x="8.6cm" svg:y="7.1cm">
          <draw:text-box>
            <text:p>подключение</text:p>
          </draw:text-box>
        </draw:frame>
        <draw:line draw:style-name="gr145" draw:text-style-name="P1" draw:layer="layout" svg:x1="8.5cm" svg:y1="7.9cm" svg:x2="11.9cm" svg:y2="7.9cm">
          <text:p/>
        </draw:line>
        <draw:frame draw:style-name="gr146" draw:text-style-name="P1" draw:layer="layout" svg:width="3.101cm" svg:height="0.729cm" svg:x="8.599cm" svg:y="8.198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47" draw:text-style-name="P33" draw:layer="layout" svg:width="3.101cm" svg:height="0.729cm" svg:x="8.598cm" svg:y="9.398cm">
          <draw:text-box>
            <text:p text:style-name="P1"><text:span text:style-name="T28">Puzzle</text:span></text:p>
          </draw:text-box>
        </draw:frame>
        <draw:line draw:style-name="gr140" draw:text-style-name="P1" draw:layer="layout" svg:x1="8.498cm" svg:y1="10.2cm" svg:x2="11.898cm" svg:y2="10.2cm">
          <text:p/>
        </draw:line>
        <draw:frame draw:style-name="gr147" draw:text-style-name="P33" draw:layer="layout" svg:width="3.101cm" svg:height="0.729cm" svg:x="8.598cm" svg:y="10.698cm">
          <draw:text-box>
            <text:p text:style-name="P1"><text:span text:style-name="T28">Answer(Sol)</text:span></text:p>
          </draw:text-box>
        </draw:frame>
        <draw:line draw:style-name="gr148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" draw:layer="layout" svg:width="3.101cm" svg:height="0.729cm" svg:x="8.598cm" svg:y="14.098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46" draw:text-style-name="P1" draw:layer="layout" svg:width="3.101cm" svg:height="0.729cm" svg:x="8.597cm" svg:y="15.398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46" draw:text-style-name="P1" draw:layer="layout" svg:width="3.101cm" svg:height="0.729cm" svg:x="8.598cm" svg:y="18.298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46" draw:text-style-name="P1" draw:layer="layout" svg:width="3.101cm" svg:height="0.729cm" svg:x="8.596cm" svg:y="21.79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46" draw:text-style-name="P1" draw:layer="layout" svg:width="3.101cm" svg:height="0.729cm" svg:x="8.598cm" svg:y="22.79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44" draw:text-style-name="P33" draw:layer="layout" svg:width="4cm" svg:height="0.9cm" svg:x="12.399cm" svg:y="16.199cm">
          <text:p text:style-name="P1"><text:span text:style-name="T28">ST_Captcha</text:span></text:p>
          <draw:enhanced-geometry svg:viewBox="0 0 21600 21600" draw:type="rectangle" draw:enhanced-path="M 0 0 L 21600 0 21600 21600 0 21600 0 0 Z N"/>
        </draw:custom-shape>
        <draw:frame draw:style-name="gr146" draw:text-style-name="P33" draw:layer="layout" svg:width="3.101cm" svg:height="0.729cm" svg:x="8.598cm" svg:y="16.298cm">
          <draw:text-box>
            <text:p text:style-name="P1"><text:span text:style-name="T28">Captcha</text:span></text:p>
          </draw:text-box>
        </draw:frame>
        <draw:line draw:style-name="gr140" draw:text-style-name="P1" draw:layer="layout" svg:x1="8.498cm" svg:y1="17.1cm" svg:x2="11.898cm" svg:y2="17.1cm">
          <text:p/>
        </draw:line>
        <draw:frame draw:style-name="gr147" draw:text-style-name="P33" draw:layer="layout" svg:width="3.101cm" svg:height="0.729cm" svg:x="8.597cm" svg:y="17.298cm">
          <draw:text-box>
            <text:p text:style-name="P1"><text:span text:style-name="T28">Answer(Cap)</text:span></text:p>
          </draw:text-box>
        </draw:frame>
        <draw:line draw:style-name="gr148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2.001cm" svg:height="0.763cm" svg:x="9.099cm" svg:y="3.7cm">
          <draw:text-box>
            <text:p><text:span text:style-name="T27">Обмен</text:span></text:p>
          </draw:text-box>
        </draw:frame>
        <draw:frame draw:style-name="gr10" draw:layer="layout" svg:width="6.408cm" svg:height="0.729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44" draw:text-style-name="P33" draw:layer="layout" svg:width="4cm" svg:height="0.9cm" svg:x="12.398cm" svg:y="11.4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  <draw:frame draw:style-name="gr147" draw:text-style-name="P33" draw:layer="layout" svg:width="3.101cm" svg:height="0.729cm" svg:x="8.597cm" svg:y="11.698cm">
          <draw:text-box>
            <text:p text:style-name="P1"><text:span text:style-name="T28">Request(nil)</text:span></text:p>
          </draw:text-box>
        </draw:frame>
        <draw:line draw:style-name="gr140" draw:text-style-name="P1" draw:layer="layout" svg:x1="8.497cm" svg:y1="12.5cm" svg:x2="11.897cm" svg:y2="12.5cm">
          <text:p/>
        </draw:line>
        <draw:frame draw:style-name="gr147" draw:text-style-name="P33" draw:layer="layout" svg:width="3.101cm" svg:height="0.729cm" svg:x="8.597cm" svg:y="12.798cm">
          <draw:text-box>
            <text:p text:style-name="P1"><text:span text:style-name="T28">Record</text:span></text:p>
          </draw:text-box>
        </draw:frame>
        <draw:line draw:style-name="gr148" draw:text-style-name="P1" draw:layer="layout" svg:x1="8.497cm" svg:y1="13.6cm" svg:x2="11.897cm" svg:y2="13.6cm">
          <text:p/>
        </draw:line>
        <draw:custom-shape draw:style-name="gr144" draw:text-style-name="P33" draw:layer="layout" svg:width="4cm" svg:height="0.9cm" svg:x="12.397cm" svg:y="13.597cm">
          <text:p text:style-name="P1"><text:span text:style-name="T28">ST_Protocol</text:span></text:p>
          <draw:enhanced-geometry svg:viewBox="0 0 21600 21600" draw:type="rectangle" draw:enhanced-path="M 0 0 L 21600 0 21600 21600 0 21600 0 0 Z N"/>
        </draw:custom-shape>
        <draw:frame draw:style-name="gr147" draw:text-style-name="P33" draw:layer="layout" svg:width="3.101cm" svg:height="0.729cm" svg:x="8.599cm" svg:y="19.398cm">
          <draw:text-box>
            <text:p text:style-name="P1"><text:span text:style-name="T28">Request(nil)</text:span></text:p>
          </draw:text-box>
        </draw:frame>
        <draw:line draw:style-name="gr148" draw:text-style-name="P1" draw:layer="layout" svg:x1="8.499cm" svg:y1="20.2cm" svg:x2="11.899cm" svg:y2="20.2cm">
          <text:p/>
        </draw:line>
        <draw:frame draw:style-name="gr147" draw:text-style-name="P33" draw:layer="layout" svg:width="3.101cm" svg:height="0.729cm" svg:x="8.598cm" svg:y="20.398cm">
          <draw:text-box>
            <text:p text:style-name="P1"><text:span text:style-name="T28">Record</text:span></text:p>
          </draw:text-box>
        </draw:frame>
        <draw:line draw:style-name="gr140" draw:text-style-name="P1" draw:layer="layout" svg:x1="8.498cm" svg:y1="21.2cm" svg:x2="11.898cm" svg:y2="21.2cm">
          <text:p/>
        </draw:line>
        <draw:custom-shape draw:style-name="gr149" draw:text-style-name="P33" draw:layer="layout" svg:width="3.801cm" svg:height="0.9cm" svg:x="3.797cm" svg:y="20.2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50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51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52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53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496cm" svg:height="0.729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54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55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56" draw:text-style-name="P1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6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6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6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7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57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57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57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57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58" draw:text-style-name="P34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35" draw:layer="layout" svg:width="1.2cm" svg:height="0.8cm" svg:x="1.181cm" svg:y="9.834cm">
          <text:p text:style-name="P1"><text:span text:style-name="T29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60" draw:text-style-name="P1" draw:layer="layout" svg:x1="1.8cm" svg:y1="8cm" svg:x2="1.8cm" svg:y2="10cm">
          <text:p/>
        </draw:line>
        <draw:line draw:style-name="gr160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61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62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61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58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63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61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36" draw:layer="layout" svg:width="0.9cm" svg:height="0.9cm" svg:x="2.3cm" svg:y="8.4cm">
          <text:p text:style-name="P1"><text:span text:style-name="T30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0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63" draw:text-style-name="P35" draw:layer="layout" svg:width="0.9cm" svg:height="0.9cm" svg:x="2.299cm" svg:y="17.199cm">
          <text:p text:style-name="P1"><text:span text:style-name="T29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61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36" draw:layer="layout" svg:width="0.9cm" svg:height="0.9cm" svg:x="2.299cm" svg:y="14.599cm">
          <text:p text:style-name="P1"><text:span text:style-name="T30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395cm" svg:height="0.729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2.085cm" svg:height="0.729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56cm" svg:height="0.729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59" draw:text-style-name="P35" draw:layer="layout" svg:width="1.2cm" svg:height="0.8cm" svg:x="1.185cm" svg:y="16.033cm">
          <text:p text:style-name="P1"><text:span text:style-name="T29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Default">
        <draw:custom-shape draw:style-name="gr164" draw:text-style-name="P1" draw:layer="layout" svg:width="3.439cm" svg:height="3.574cm" svg:x="8.865cm" svg:y="9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011cm" svg:height="1.147cm" svg:x="7.24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0.878cm" svg:height="0.878cm" svg:x="7.315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5" draw:text-style-name="P1" draw:layer="layout" svg:width="1.011cm" svg:height="1.147cm" svg:x="12.77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8cm" svg:x="12.844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1.012cm" svg:height="1.147cm" svg:x="10.685cm" svg:y="10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1" draw:layer="layout" svg:width="0.878cm" svg:height="0.879cm" svg:x="10.753cm" svg:y="10.4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0.81cm" svg:height="1.079cm" svg:x="9.471cm" svg:y="10.70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09cm" svg:height="1.079cm" svg:x="7.349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1cm" svg:height="1.079cm" svg:x="12.878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5" draw:text-style-name="P1" draw:layer="layout" svg:x1="9.386cm" svg:y1="9.984cm" svg:x2="8.526cm" svg:y2="8.548cm">
          <text:p/>
        </draw:line>
        <draw:line draw:style-name="gr165" draw:text-style-name="P1" draw:layer="layout" svg:x1="9.404cm" svg:y1="6.796cm" svg:x2="12.167cm" svg:y2="6.795cm">
          <text:p/>
        </draw:line>
        <draw:custom-shape draw:style-name="gr97" draw:text-style-name="P1" draw:layer="layout" svg:width="0.405cm" svg:height="0.472cm" svg:x="9.2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" draw:layer="layout" svg:width="3.439cm" svg:height="3.574cm" svg:x="6.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405cm" svg:height="0.472cm" svg:x="9.229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" draw:layer="layout" svg:width="3.439cm" svg:height="3.574cm" svg:x="11.561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8" draw:layer="layout" svg:width="4.329cm" svg:height="0.729cm" svg:x="8.395cm" svg:y="2.727cm">
          <draw:text-box>
            <text:p>Публикация записи</text:p>
          </draw:text-box>
        </draw:frame>
        <draw:custom-shape draw:style-name="gr105" draw:text-style-name="P1" draw:layer="layout" svg:width="1.011cm" svg:height="1.147cm" svg:x="10.217cm" svg:y="19.4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7cm" svg:x="10.283cm" svg:y="19.3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" draw:layer="layout" svg:width="3.439cm" svg:height="3.574cm" svg:x="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" draw:layer="layout" svg:width="0.5cm" svg:height="0.8cm" svg:x="9.7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1" draw:text-style-name="P1" draw:layer="layout" svg:width="0.5cm" svg:height="0.8cm" svg:x="10.4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2" draw:text-style-name="P1" draw:layer="layout" svg:width="0.5cm" svg:height="0.8cm" svg:x="11.1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3" draw:text-style-name="P1" draw:layer="layout" svg:width="5.298cm" svg:height="5.298cm" svg:x="8.102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" draw:layer="layout" svg:width="7.367cm" svg:height="7.483cm" svg:x="7.1cm" svg:y="16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" draw:layer="layout" svg:width="9.4cm" svg:height="9.6cm" svg:x="6.1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" draw:layer="layout" svg:width="0.5cm" svg:height="0.8cm" svg:x="8.4cm" svg:y="19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0" draw:text-style-name="P1" draw:layer="layout" svg:width="0.5cm" svg:height="0.8cm" svg:x="12.6cm" svg:y="19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1" draw:text-style-name="P1" draw:layer="layout" svg:width="0.5cm" svg:height="0.8cm" svg:x="7.712cm" svg:y="21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1" draw:text-style-name="P1" draw:layer="layout" svg:width="0.5cm" svg:height="0.8cm" svg:x="12.9cm" svg:y="2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1" draw:text-style-name="P1" draw:layer="layout" svg:width="0.5cm" svg:height="0.8cm" svg:x="12cm" svg:y="17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2" draw:text-style-name="P1" draw:layer="layout" svg:width="0.5cm" svg:height="0.8cm" svg:x="14.044cm" svg:y="17.8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2" draw:text-style-name="P1" draw:layer="layout" svg:width="0.5cm" svg:height="0.8cm" svg:x="12.5cm" svg:y="2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2" draw:text-style-name="P1" draw:layer="layout" svg:width="0.5cm" svg:height="0.8cm" svg:x="6.4cm" svg:y="20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2" draw:text-style-name="P1" draw:layer="layout" svg:width="0.5cm" svg:height="0.8cm" svg:x="7.1cm" svg:y="17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0" draw:text-style-name="P1" draw:layer="layout" svg:width="0.405cm" svg:height="0.472cm" svg:x="8.902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" draw:layer="layout" svg:width="0.405cm" svg:height="0.472cm" svg:x="11.295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" draw:layer="layout" svg:width="0.405cm" svg:height="0.472cm" svg:x="11.69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37" draw:layer="layout" svg:width="0.947cm" svg:height="0.607cm" svg:x="8.5cm" svg:y="21.6cm">
          <draw:text-box>
            <text:p><text:span text:style-name="T29">1.0</text:span></text:p>
          </draw:text-box>
        </draw:frame>
        <draw:frame draw:style-name="gr176" draw:text-style-name="P37" draw:layer="layout" svg:width="0.947cm" svg:height="0.607cm" svg:x="11.7cm" svg:y="23.3cm">
          <draw:text-box>
            <text:p><text:span text:style-name="T29">0.9</text:span></text:p>
          </draw:text-box>
        </draw:frame>
        <draw:frame draw:style-name="gr176" draw:text-style-name="P37" draw:layer="layout" svg:width="0.947cm" svg:height="0.607cm" svg:x="12.953cm" svg:y="16.993cm">
          <draw:text-box>
            <text:p><text:span text:style-name="T29">0.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radial" draw:cx="50%" draw:cy="50%" draw:start-color="#ff0000" draw:end-color="#23ff23" draw:start-intensity="100%" draw:end-intensity="100%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9" draw:fill-hatch-name="Hatching_20_1" draw:fill-image-name="Bitmape_20_1" draw:textarea-vertical-align="botto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1.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 style:font-name-complex="DejaVu Sans1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08T01:32:42</meta:creation-date>
    <meta:generator>LibreOffice/4.2.3.3$Linux_x86 LibreOffice_project/882f8a0a489bc99a9e60c7905a60226254cb6ff0</meta:generator>
    <dc:date>2015-01-12T01:47:17.698379073</dc:date>
    <meta:editing-duration>P11DT21H32M30S</meta:editing-duration>
    <meta:editing-cycles>343</meta:editing-cycles>
    <meta:document-statistic meta:object-count="983"/>
  </office:meta>
</office:document-meta>
</file>